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pytorch-style的数据集构建</text:title></text:p>
      <text:p text:style-name="OrgTitle"/>
      <text:p text:style-name="OrgSubtitle"><text:initial-creator>梁子</text:initial-creator></text:p>
      <text:p text:style-name="OrgSubtitle"/>
      <text:p text:style-name="OrgSubtitle"><text:span text:style-name="OrgActiveTimestamp">&lt;2021-03-28 周日&gt;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2815cbd">1. pytorch定义数据集的基本样式</text:a></text:p>
          <text:p text:style-name="Contents_20_2"><text:a xlink:type="simple" xlink:href="#orgf87f480">1.1. 在此之前, 看一看数据集</text:a></text:p>
          <text:p text:style-name="Contents_20_2"><text:a xlink:type="simple" xlink:href="#orgac22cb5">1.2. pytorch对此的封装</text:a></text:p>
          <text:p text:style-name="Contents_20_2"><text:a xlink:type="simple" xlink:href="#org731b38a">1.3. 调用数据集</text:a></text:p>
          <text:p text:style-name="Contents_20_1"><text:a xlink:type="simple" xlink:href="#org039bb00">2. 对于NLP使用过程中的特殊说明</text:a></text:p>
        </text:index-body>
      </text:table-of-content>
      <text:p text:style-name="Quotations">这篇文字写给实习生.
</text:p>
      <text:p text:style-name="Text_20_body">训练集是进行深度学习训练的最重要环节。
现以NLP领域的例子展示做实验过程中涉及到对数据集进行处理的各种操作。
</text:p>
      <text:h text:style-name="Heading_20_1" text:outline-level="1" text:is-list-header="false">
<text:bookmark-start text:name="OrgXref.org2815cbd"/>
<text:bookmark text:name="org2815cbd"/>pytorch定义数据集的基本样式
<text:bookmark-end text:name="OrgXref.org2815cbd"/></text:h>
      <text:h text:style-name="Heading_20_2" text:outline-level="2" text:is-list-header="false">
<text:bookmark-start text:name="OrgXref.orgf87f480"/>
<text:bookmark text:name="orgf87f480"/>在此之前, 看一看数据集
<text:bookmark-end text:name="OrgXref.orgf87f480"/></text:h>
      <text:p text:style-name="Text_20_body">数据集是什么?
数据集是这样的一种迭代器(简单理解,数据集就是一个列表), 这个迭代器里的每一个元素都是一个二元组(data, label). 比如,对于分类问题, 我们的数据就是图片,文本等等, 标签就是最终的分类结果, 
比如二分类问题,或许就是0和1.
</text:p>
      <text:p text:style-name="Text_20_body">所以,对于要做的实验,重点知道数据和标签是什么. 对于深度学习, 大概率 <text:span text:style-name="Bold">数据就是输入,标签就是输出</text:span>.
</text:p>
      <text:h text:style-name="Heading_20_2" text:outline-level="2" text:is-list-header="false">
<text:bookmark-start text:name="OrgXref.orgac22cb5"/>
<text:bookmark text:name="orgac22cb5"/>pytorch对此的封装
<text:bookmark-end text:name="OrgXref.orgac22cb5"/></text:h>
      <text:p text:style-name="Text_20_body">理解了数据集的基本格式,其实封装一个数据集就比较简单了. 需要在初始化的时候处理好数据, 然后在此基础上封装一个迭代器.
下面的代码是对一个基本例子的展示
</text:p>
      <text:p text:style-name="OrgSrcBlock"><text:span text:style-name="OrgSrcFontLockKeywordFace">class</text:span><text:s/><text:span text:style-name="OrgSrcFontLockTypeFace">NLG_Normal_dataset</text:span><text:span text:style-name="OrgSrcRainbowDelimitersDepth1Face">(</text:span>Dataset<text:span text:style-name="OrgSrcRainbowDelimitersDepth1Face">)</text:span>:</text:p>
      <text:p text:style-name="OrgSrcBlock"><text:s/><text:s/><text:s/><text:s/><text:span text:style-name="OrgSrcFontLockDocFace">"</text:span><text:span text:style-name="OrgSrcFontLockDocFace">""NLG<text:s/>input<text:s/>format<text:s/>for<text:s/>normal<text:s/>model""</text:span><text:span text:style-name="OrgSrcFontLockDocFace">"</text:span>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tokenizer,<text:s/>mode=<text:span text:style-name="OrgSrcFontLockStringFace">'</text:span><text:span text:style-name="OrgSrcFontLockStringFace">train</text:span><text:span text:style-name="OrgSrcFontLockStringFace">'</text:span><text:span text:style-name="OrgSrcRainbowDelimitersDepth1Face">)</text:span>:</text:p>
      <text:p text:style-name="OrgSrcBlock"><text:tab/><text:span text:style-name="OrgSrcFontLockKeywordFace">self</text:span>.max_sentence_length=tokenizer.get_max_seq_length<text:span text:style-name="OrgSrcRainbowDelimitersDepth1Face">(</text:span><text:span text:style-name="OrgSrcRainbowDelimitersDepth1Face">)</text:span></text:p>
      <text:p text:style-name="OrgSrcBlock"><text:tab/><text:span text:style-name="OrgSrcFontLockKeywordFace">self</text:span>.tokenizer=tokenizer</text:p>
      <text:p text:style-name="OrgSrcBlock"/>
      <text:p text:style-name="OrgSrcBlock"><text:tab/><text:span text:style-name="OrgSrcFontLockKeywordFace">self</text:span>.path=os.path.dirname<text:span text:style-name="OrgSrcRainbowDelimitersDepth1Face">(</text:span>os.path.dirname<text:span text:style-name="OrgSrcRainbowDelimitersDepth2Face">(</text:span>os.path.abspath<text:span text:style-name="OrgSrcRainbowDelimitersDepth3Face">(</text:span>__file__<text:span text:style-name="OrgSrcRainbowDelimitersDepth3Face">)</text:span><text:span text:style-name="OrgSrcRainbowDelimitersDepth2Face">)</text:span><text:span text:style-name="OrgSrcRainbowDelimitersDepth1Face">)</text:span></text:p>
      <text:p text:style-name="OrgSrcBlock"><text:tab/><text:span text:style-name="OrgSrcFontLockKeywordFace">with</text:span><text:s/><text:span text:style-name="OrgSrcFontLockBuiltinFace">open</text:span><text:span text:style-name="OrgSrcRainbowDelimitersDepth1Face">(</text:span><text:span text:style-name="OrgSrcFontLockStringFace">"</text:span><text:span text:style-name="OrgSrcFontLockStringFace">./dicts_data_save_for_dataset.pk</text:span><text:span text:style-name="OrgSrcFontLockStringFace">"</text:span>,<text:span text:style-name="OrgSrcFontLockStringFace">'</text:span><text:span text:style-name="OrgSrcFontLockStringFace">rb</text:span><text:span text:style-name="OrgSrcFontLockStringFace">'</text:span><text:span text:style-name="OrgSrcRainbowDelimitersDepth1Face">)</text:span><text:s/><text:span text:style-name="OrgSrcFontLockKeywordFace">as</text:span><text:s/>f:</text:p>
      <text:p text:style-name="OrgSrcBlock"><text:tab/><text:s/><text:s/><text:s/><text:s/><text:span text:style-name="OrgSrcFontLockVariableNameFace">traindict</text:span>,<text:span text:style-name="OrgSrcFontLockVariableNameFace">testdict</text:span>,<text:span text:style-name="OrgSrcFontLockVariableNameFace">tunedict</text:span>=pickle.load<text:span text:style-name="OrgSrcRainbowDelimitersDepth1Face">(</text:span>f<text:span text:style-name="OrgSrcRainbowDelimitersDepth1Face">)</text:span></text:p>
      <text:p text:style-name="OrgSrcBlock"><text:tab/><text:span text:style-name="OrgSrcFontLockKeywordFace">self</text:span>.dataset=<text:span text:style-name="OrgSrcRainbowDelimitersDepth1Face">[</text:span><text:span text:style-name="OrgSrcRainbowDelimitersDepth1Face">]</text:span></text:p>
      <text:p text:style-name="OrgSrcBlock"><text:tab/><text:span text:style-name="OrgSrcFontLockCommentDelimiterFace">#<text:s/></text:span><text:span text:style-name="OrgSrcFontLockCommentFace">此处单拣训练集作为测试例子,其他地方从略.</text:span></text:p>
      <text:p text:style-name="OrgSrcBlock"><text:tab/><text:span text:style-name="OrgSrcFontLockKeywordFace">for</text:span><text:s/>response<text:s/><text:span text:style-name="OrgSrcFontLockKeywordFace">in</text:span><text:s/>traindict.keys<text:span text:style-name="OrgSrcRainbowDelimitersDepth1Face">(</text:span><text:span text:style-name="OrgSrcRainbowDelimitersDepth1Face">)</text:span>:</text:p>
      <text:p text:style-name="OrgSrcBlock"><text:tab/><text:s/><text:s/><text:s/><text:s/><text:span text:style-name="OrgSrcFontLockVariableNameFace">acts</text:span>=traindict<text:span text:style-name="OrgSrcRainbowDelimitersDepth1Face">[</text:span>response<text:span text:style-name="OrgSrcRainbowDelimitersDepth1Face">]</text:span></text:p>
      <text:p text:style-name="OrgSrcBlock"><text:tab/><text:s/><text:s/><text:s/><text:s/><text:span text:style-name="OrgSrcFontLockVariableNameFace">string_act</text:span>=<text:span text:style-name="OrgSrcFontLockStringFace">""</text:span></text:p>
      <text:p text:style-name="OrgSrcBlock"><text:tab/><text:s/><text:s/><text:s/><text:s/><text:span text:style-name="OrgSrcFontLockKeywordFace">for</text:span><text:s/>ele_ls<text:s/><text:span text:style-name="OrgSrcFontLockKeywordFace">in</text:span><text:s/>acts:</text:p>
      <text:p text:style-name="OrgSrcBlock"><text:tab/><text:tab/><text:span text:style-name="OrgSrcFontLockVariableNameFace">per_seq</text:span>=<text:span text:style-name="OrgSrcFontLockStringFace">""</text:span></text:p>
      <text:p text:style-name="OrgSrcBlock"><text:tab/><text:tab/><text:span text:style-name="OrgSrcFontLockKeywordFace">for</text:span><text:s/>ele<text:s/><text:span text:style-name="OrgSrcFontLockKeywordFace">in</text:span><text:s/>ele_ls:</text:p>
      <text:p text:style-name="OrgSrcBlock"><text:tab/><text:tab/><text:s/><text:s/><text:s/><text:s/><text:span text:style-name="OrgSrcFontLockVariableNameFace">per_seq</text:span>+=ele</text:p>
      <text:p text:style-name="OrgSrcBlock"><text:tab/><text:tab/><text:span text:style-name="OrgSrcFontLockVariableNameFace">string_act</text:span>+=per_seq+<text:span text:style-name="OrgSrcFontLockStringFace">"</text:span><text:span text:style-name="OrgSrcFontLockStringFace">,</text:span><text:span text:style-name="OrgSrcFontLockStringFace">"</text:span></text:p>
      <text:p text:style-name="OrgSrcBlock"><text:tab/><text:s/><text:s/><text:s/><text:s/><text:span text:style-name="OrgSrcFontLockVariableNameFace">output1</text:span>=<text:span text:style-name="OrgSrcFontLockKeywordFace">self</text:span>.tokenizer.single_convert_text_into_indextokens_and_segment_id<text:span text:style-name="OrgSrcRainbowDelimitersDepth1Face">(</text:span>response<text:span text:style-name="OrgSrcRainbowDelimitersDepth1Face">)</text:span><text:span text:style-name="OrgSrcRainbowDelimitersDepth1Face">[</text:span>0<text:span text:style-name="OrgSrcRainbowDelimitersDepth1Face">]</text:span></text:p>
      <text:p text:style-name="OrgSrcBlock"><text:tab/><text:s/><text:s/><text:s/><text:s/><text:span text:style-name="OrgSrcFontLockVariableNameFace">mask1</text:span>=<text:span text:style-name="OrgSrcFontLockKeywordFace">self</text:span>.tokenizer.single_convert_text_into_indextokens_and_segment_id<text:span text:style-name="OrgSrcRainbowDelimitersDepth1Face">(</text:span>response<text:span text:style-name="OrgSrcRainbowDelimitersDepth1Face">)</text:span><text:span text:style-name="OrgSrcRainbowDelimitersDepth1Face">[</text:span>2<text:span text:style-name="OrgSrcRainbowDelimitersDepth1Face">]</text:span></text:p>
      <text:p text:style-name="OrgSrcBlock"><text:tab/><text:s/><text:s/><text:s/><text:s/><text:span text:style-name="OrgSrcFontLockVariableNameFace">input2</text:span>=<text:span text:style-name="OrgSrcFontLockKeywordFace">self</text:span>.tokenizer.single_convert_text_into_indextokens_and_segment_id<text:span text:style-name="OrgSrcRainbowDelimitersDepth1Face">(</text:span>string_act<text:span text:style-name="OrgSrcRainbowDelimitersDepth1Face">)</text:span><text:span text:style-name="OrgSrcRainbowDelimitersDepth1Face">[</text:span>0<text:span text:style-name="OrgSrcRainbowDelimitersDepth1Face">]</text:span></text:p>
      <text:p text:style-name="OrgSrcBlock"><text:tab/><text:s/><text:s/><text:s/><text:s/><text:span text:style-name="OrgSrcFontLockVariableNameFace">mask2</text:span>=<text:span text:style-name="OrgSrcFontLockKeywordFace">self</text:span>.tokenizer.single_convert_text_into_indextokens_and_segment_id<text:span text:style-name="OrgSrcRainbowDelimitersDepth1Face">(</text:span>string_act<text:span text:style-name="OrgSrcRainbowDelimitersDepth1Face">)</text:span><text:span text:style-name="OrgSrcRainbowDelimitersDepth1Face">[</text:span>2<text:span text:style-name="OrgSrcRainbowDelimitersDepth1Face">]</text:span></text:p>
      <text:p text:style-name="OrgSrcBlock"><text:tab/><text:s/><text:s/><text:s/><text:s/><text:span text:style-name="OrgSrcFontLockKeywordFace">self</text:span>.dataset.append<text:span text:style-name="OrgSrcRainbowDelimitersDepth1Face">(</text:span><text:span text:style-name="OrgSrcRainbowDelimitersDepth2Face">(</text:span><text:span text:style-name="OrgSrcRainbowDelimitersDepth3Face">(</text:span>input2,mask2<text:span text:style-name="OrgSrcRainbowDelimitersDepth3Face">)</text:span>,<text:span text:style-name="OrgSrcRainbowDelimitersDepth3Face">(</text:span>output1,mask1<text:span text:style-name="OrgSrcRainbowDelimitersDepth3Face">)</text:span><text:span text:style-name="OrgSrcRainbowDelimitersDepth2Face">)</text:span><text:span text:style-name="OrgSrcRainbowDelimitersDepth1Face">)</text:span></text:p>
      <text:p text:style-name="OrgSrcBlock"/>
      <text:p text:style-name="OrgSrcBlock"><text:s/><text:s/><text:s/><text:s/><text:span text:style-name="OrgSrcFontLockKeywordFace">def</text:span><text:s/><text:span text:style-name="OrgSrcFontLockFunctionNameFace">__getitem__</text:span><text:span text:style-name="OrgSrcRainbowDelimitersDepth1Face">(</text:span><text:span text:style-name="OrgSrcFontLockKeywordFace">self</text:span>,i<text:span text:style-name="OrgSrcRainbowDelimitersDepth1Face">)</text:span>:</text:p>
      <text:p text:style-name="OrgSrcBlock"><text:tab/><text:span text:style-name="OrgSrcFontLockKeywordFace">return</text:span><text:s/><text:span text:style-name="OrgSrcFontLockKeywordFace">self</text:span>.dataset<text:span text:style-name="OrgSrcRainbowDelimitersDepth1Face">[</text:span>i<text:span text:style-name="OrgSrcRainbowDelimitersDepth1Face">]</text:span></text:p>
      <text:p text:style-name="OrgSrcBlock"/>
      <text:p text:style-name="OrgSrcBlock"><text:s/><text:s/><text:s/><text:s/><text:span text:style-name="OrgSrcFontLockKeywordFace">def</text:span><text:s/><text:span text:style-name="OrgSrcFontLockFunctionNameFace">__len__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LastLine"><text:tab/><text:span text:style-name="OrgSrcFontLockKeywordFace">return</text:span><text:s/><text:span text:style-name="OrgSrcFontLockBuiltinFace">len</text:span><text:span text:style-name="OrgSrcRainbowDelimitersDepth1Face">(</text:span><text:span text:style-name="OrgSrcFontLockKeywordFace">self</text:span>.dataset<text:span text:style-name="OrgSrcRainbowDelimitersDepth1Face">)</text:span></text:p>
      <text:p text:style-name="Text_20_body">我们不要先去看具体的细节, 这个数据集在封装模式上需要包括以下三个特点:
</text:p>
      <text:list text:style-name="OrgNumberedList" text:continue-numbering="false">
        <text:list-item>
          <text:p text:style-name="Text_20_body">继承自Dataset. 实际上是继承自torch.utils.data.Dataset
</text:p>
        </text:list-item>
        <text:list-item>
          <text:p text:style-name="Text_20_body">需要有方法__getitem__ . 这个方法输入一个必要的索引i, 然后去返回迭代器的第i个样本. 也就是数据集里的第i个样本.
</text:p>
        </text:list-item>
        <text:list-item>
          <text:p text:style-name="Text_20_body">需要有方法__len__ . 这个方法输出整个迭代器的长度.
</text:p>
        </text:list-item>
      </text:list>
      <text:p text:style-name="Text_20_body">那么, 进行初始化的时候,主要是在干嘛? 其实就是在干一件事, 获得数据集样本列表. 也就是上面代码里的self.dataset变量.
</text:p>
      <text:h text:style-name="Heading_20_2" text:outline-level="2" text:is-list-header="false">
<text:bookmark-start text:name="OrgXref.org731b38a"/>
<text:bookmark text:name="org731b38a"/>调用数据集
<text:bookmark-end text:name="OrgXref.org731b38a"/></text:h>
      <text:p text:style-name="Text_20_body">比较简单,基本语法如下面第二行展示结果.
</text:p>
      <text:p text:style-name="OrgSrcBlock"><text:span text:style-name="OrgSrcFontLockVariableNameFace">test_dataset</text:span>=NLG_GPT2_dataset<text:span text:style-name="OrgSrcRainbowDelimitersDepth1Face">(</text:span>tokenizer=a_tokenizer,<text:s/>mode=<text:span text:style-name="OrgSrcFontLockStringFace">'</text:span><text:span text:style-name="OrgSrcFontLockStringFace">test</text:span><text:span text:style-name="OrgSrcFontLockStringFace">'</text:span><text:span text:style-name="OrgSrcRainbowDelimitersDepth1Face">)</text:span></text:p>
      <text:p text:style-name="OrgSrcBlockLastLine"><text:span text:style-name="OrgSrcFontLockVariableNameFace">test_loader</text:span>=DataLoader<text:span text:style-name="OrgSrcRainbowDelimitersDepth1Face">(</text:span>dataset=test_dataset,<text:s/>batch_size=args.batch_size,<text:s/>shuffle=<text:span text:style-name="OrgSrcFontLockConstantFace">True</text:span><text:span text:style-name="OrgSrcRainbowDelimitersDepth1Face">)</text:span></text:p>
      <text:p text:style-name="Text_20_body">DataLoader 来自于torch.utils.data.Dataloader
</text:p>
      <text:p text:style-name="Text_20_body">参数解释:
</text:p>
      <text:list text:style-name="OrgBulletedList" text:continue-numbering="false">
        <text:list-item>
          <text:p text:style-name="Text_20_body">batch_szie: 规定batchsize
</text:p>
        </text:list-item>
        <text:list-item>
          <text:p text:style-name="Text_20_body">shuffle: 规定是否进行shuffle
</text:p>
        </text:list-item>
        <text:list-item>
          <text:p text:style-name="Text_20_body">dataset: 输入dataset
</text:p>
        </text:list-item>
      </text:list>
      <text:h text:style-name="Heading_20_1" text:outline-level="1" text:is-list-header="false">
<text:bookmark-start text:name="OrgXref.org039bb00"/>
<text:bookmark text:name="org039bb00"/>对于NLP使用过程中的特殊说明
<text:bookmark-end text:name="OrgXref.org039bb00"/></text:h>
      <text:p text:style-name="Text_20_body">NLP中, 使用huggingface transformers的话, 基本的流程(尤其对于中文)是这样的:
</text:p>
      <text:list text:style-name="OrgNumberedList" text:continue-numbering="false">
        <text:list-item>
          <text:p text:style-name="Text_20_body">将自然语言文本分成token, 得到token list;
</text:p>
        </text:list-item>
        <text:list-item>
          <text:p text:style-name="Text_20_body">对token list 里的每一个元素, 都查询其在vocabulary list中的索引, 得到index tensor;
</text:p>
        </text:list-item>
        <text:list-item>
          <text:p text:style-name="Text_20_body">将index tensor输入到模型里.
</text:p>
        </text:list-item>
      </text:list>
      <text:p text:style-name="Text_20_body">上述整个过程在上面的数据集封装中, 上述方法被self.tokenizer.single_convert_text_into_indextokens_and_segment_id()所实现.
</text:p>
      <text:p text:style-name="Text_20_body">下面给出自己对已有接口的一个自定义化的工程上的封装示例.
</text:p>
      <text:p text:style-name="OrgSrcBlock"><text:span text:style-name="OrgSrcFontLockKeywordFace">class</text:span><text:s/><text:span text:style-name="OrgSrcFontLockTypeFace">MyTokenizer</text:span><text:span text:style-name="OrgSrcRainbowDelimitersDepth1Face">(</text:span><text:span text:style-name="OrgSrcRainbowDelimitersDepth1Face">)</text:span>: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max_sentence_length=64<text:span text:style-name="OrgSrcRainbowDelimitersDepth1Face">)</text:span>:</text:p>
      <text:p text:style-name="OrgSrcBlock"><text:tab/><text:span text:style-name="OrgSrcFontLockVariableNameFace">path</text:span>=os.path.dirname<text:span text:style-name="OrgSrcRainbowDelimitersDepth1Face">(</text:span>os.path.abspath<text:span text:style-name="OrgSrcRainbowDelimitersDepth2Face">(</text:span>__file__<text:span text:style-name="OrgSrcRainbowDelimitersDepth2Face">)</text:span><text:span text:style-name="OrgSrcRainbowDelimitersDepth1Face">)</text:span></text:p>
      <text:p text:style-name="OrgSrcBlock"><text:tab/><text:span text:style-name="OrgSrcFontLockKeywordFace">self</text:span>.max_sentence_length=max_sentence_length</text:p>
      <text:p text:style-name="OrgSrcBlock"><text:tab/><text:span text:style-name="OrgSrcFontLockKeywordFace">self</text:span>.tokenizer=BertTokenizer.from_pretrained<text:span text:style-name="OrgSrcRainbowDelimitersDepth1Face">(</text:span>path+<text:span text:style-name="OrgSrcFontLockStringFace">'</text:span><text:span text:style-name="OrgSrcFontLockStringFace">/Novel_GPT</text:span><text:span text:style-name="OrgSrcFontLockStringFace">'</text:span><text:span text:style-name="OrgSrcRainbowDelimitersDepth1Face">)</text:span></text:p>
      <text:p text:style-name="OrgSrcBlock"><text:tab/><text:span text:style-name="OrgSrcFontLockKeywordFace">self</text:span>.tokenizer.add_special_tokens<text:span text:style-name="OrgSrcRainbowDelimitersDepth1Face">(</text:span><text:span text:style-name="OrgSrcRainbowDelimitersDepth2Face">{</text:span><text:span text:style-name="OrgSrcFontLockStringFace">"</text:span><text:span text:style-name="OrgSrcFontLockStringFace">additional_special_tokens</text:span><text:span text:style-name="OrgSrcFontLockStringFace">"</text:span>:<text:span text:style-name="OrgSrcRainbowDelimitersDepth3Face">[</text:span><text:span text:style-name="OrgSrcFontLockStringFace">"</text:span><text:span text:style-name="OrgSrcFontLockStringFace">[DOMAIN]</text:span><text:span text:style-name="OrgSrcFontLockStringFace">"</text:span>,<text:span text:style-name="OrgSrcFontLockStringFace">"</text:span><text:span text:style-name="OrgSrcFontLockStringFace">[NAME]</text:span><text:span text:style-name="OrgSrcFontLockStringFace">"</text:span>,</text:p>
      <text:p text:style-name="OrgSrcBlock"><text:tab/><text:s/><text:s/><text:s/><text:s/><text:s/><text:span text:style-name="OrgSrcFontLockStringFace">"</text:span><text:span text:style-name="OrgSrcFontLockStringFace">[NAME_ATBTE]</text:span><text:span text:style-name="OrgSrcFontLockStringFace">"</text:span>,</text:p>
      <text:p text:style-name="OrgSrcBlock"><text:tab/><text:s/><text:s/><text:s/><text:s/><text:s/><text:span text:style-name="OrgSrcFontLockStringFace">"</text:span><text:span text:style-name="OrgSrcFontLockStringFace">[AT_VALUE]</text:span><text:span text:style-name="OrgSrcFontLockStringFace">"</text:span>,</text:p>
      <text:p text:style-name="OrgSrcBlock"><text:tab/><text:s/><text:s/><text:s/><text:s/><text:s/><text:span text:style-name="OrgSrcFontLockStringFace">"</text:span><text:span text:style-name="OrgSrcFontLockStringFace">[POSITIVE]</text:span><text:span text:style-name="OrgSrcFontLockStringFace">"</text:span>,</text:p>
      <text:p text:style-name="OrgSrcBlock"><text:tab/><text:s/><text:s/><text:s/><text:s/><text:s/><text:span text:style-name="OrgSrcFontLockStringFace">"</text:span><text:span text:style-name="OrgSrcFontLockStringFace">[NEGATIVE]</text:span><text:span text:style-name="OrgSrcFontLockStringFace">"</text:span>,</text:p>
      <text:p text:style-name="OrgSrcBlock"><text:tab/><text:s/><text:s/><text:s/><text:s/><text:s/><text:span text:style-name="OrgSrcFontLockStringFace">"</text:span><text:span text:style-name="OrgSrcFontLockStringFace">[MAYBE_YOU_LIKE]</text:span><text:span text:style-name="OrgSrcFontLockStringFace">"</text:span>,</text:p>
      <text:p text:style-name="OrgSrcBlock"><text:tab/><text:s/><text:s/><text:s/><text:s/><text:s/><text:span text:style-name="OrgSrcFontLockStringFace">"</text:span><text:span text:style-name="OrgSrcFontLockStringFace">[DOYOU_LIKE_IT?]</text:span><text:span text:style-name="OrgSrcFontLockStringFace">"</text:span>,</text:p>
      <text:p text:style-name="OrgSrcBlock"><text:tab/><text:s/><text:s/><text:s/><text:s/><text:s/><text:span text:style-name="OrgSrcFontLockStringFace">"</text:span><text:span text:style-name="OrgSrcFontLockStringFace">[DOYOU_LIKE_IT?]</text:span><text:span text:style-name="OrgSrcFontLockStringFace">"</text:span><text:span text:style-name="OrgSrcRainbowDelimitersDepth3Face">]</text:span><text:span text:style-name="OrgSrcRainbowDelimitersDepth2Face">}</text:span><text:span text:style-name="OrgSrcRainbowDelimitersDepth1Face">)</text:span></text:p>
      <text:p text:style-name="OrgSrcBlock"><text:s/><text:s/><text:s/><text:s/><text:span text:style-name="OrgSrcFontLockKeywordFace">def</text:span><text:s/><text:span text:style-name="OrgSrcFontLockFunctionNameFace">__len__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tab/><text:span text:style-name="OrgSrcFontLockKeywordFace">return</text:span><text:s/><text:span text:style-name="OrgSrcFontLockBuiltinFace">len</text:span><text:span text:style-name="OrgSrcRainbowDelimitersDepth1Face">(</text:span><text:span text:style-name="OrgSrcFontLockKeywordFace">self</text:span>.tokenizer<text:span text:style-name="OrgSrcRainbowDelimitersDepth1Face">)</text:span></text:p>
      <text:p text:style-name="OrgSrcBlock"><text:s/><text:s/><text:s/><text:s/><text:span text:style-name="OrgSrcFontLockKeywordFace">def</text:span><text:s/><text:span text:style-name="OrgSrcFontLockFunctionNameFace">single_convert_text_into_indextokens_and_segment_id</text:span><text:span text:style-name="OrgSrcRainbowDelimitersDepth1Face">(</text:span><text:span text:style-name="OrgSrcFontLockKeywordFace">self</text:span>,text<text:span text:style-name="OrgSrcRainbowDelimitersDepth1Face">)</text:span>:</text:p>
      <text:p text:style-name="OrgSrcBlock"><text:tab/><text:span text:style-name="OrgSrcFontLockVariableNameFace">tokeniz_text</text:span><text:s/>=<text:s/><text:span text:style-name="OrgSrcFontLockKeywordFace">self</text:span>.tokenizer.tokenize<text:span text:style-name="OrgSrcRainbowDelimitersDepth1Face">(</text:span>text<text:span text:style-name="OrgSrcRainbowDelimitersDepth1Face">)</text:span></text:p>
      <text:p text:style-name="OrgSrcBlock"><text:tab/><text:span text:style-name="OrgSrcFontLockVariableNameFace">indextokens</text:span><text:s/>=<text:s/><text:span text:style-name="OrgSrcFontLockKeywordFace">self</text:span>.tokenizer.convert_tokens_to_ids<text:span text:style-name="OrgSrcRainbowDelimitersDepth1Face">(</text:span>tokeniz_text<text:span text:style-name="OrgSrcRainbowDelimitersDepth1Face">)</text:span></text:p>
      <text:p text:style-name="OrgSrcBlock"><text:tab/><text:span text:style-name="OrgSrcFontLockCommentDelimiterFace">#<text:s/></text:span><text:span text:style-name="OrgSrcFontLockCommentFace">indextokens.append(self.tokenizer.convert_tokens_to_ids(</text:span><text:span text:style-name="OrgSrcFontLockCommentFace">'</text:span><text:span text:style-name="OrgSrcFontLockCommentFace">[EndOfResponse]</text:span><text:span text:style-name="OrgSrcFontLockCommentFace">'</text:span><text:span text:style-name="OrgSrcFontLockCommentFace">))</text:span></text:p>
      <text:p text:style-name="OrgSrcBlock"><text:tab/><text:span text:style-name="OrgSrcFontLockVariableNameFace">input_mask</text:span><text:s/>=<text:s/><text:span text:style-name="OrgSrcRainbowDelimitersDepth1Face">[</text:span>1<text:span text:style-name="OrgSrcRainbowDelimitersDepth1Face">]</text:span><text:s/>*<text:s/><text:span text:style-name="OrgSrcFontLockBuiltinFace">len</text:span><text:span text:style-name="OrgSrcRainbowDelimitersDepth1Face">(</text:span>indextokens<text:span text:style-name="OrgSrcRainbowDelimitersDepth1Face">)</text:span></text:p>
      <text:p text:style-name="OrgSrcBlock"/>
      <text:p text:style-name="OrgSrcBlock"><text:tab/><text:span text:style-name="OrgSrcFontLockKeywordFace">if</text:span><text:s/><text:span text:style-name="OrgSrcFontLockKeywordFace">self</text:span>.max_sentence_length&lt;<text:span text:style-name="OrgSrcFontLockBuiltinFace">len</text:span><text:span text:style-name="OrgSrcRainbowDelimitersDepth1Face">(</text:span>indextokens<text:span text:style-name="OrgSrcRainbowDelimitersDepth1Face">)</text:span>:</text:p>
      <text:p text:style-name="OrgSrcBlock"><text:tab/><text:s/><text:s/><text:s/><text:s/><text:span text:style-name="OrgSrcFontLockVariableNameFace">indextokens</text:span>=indextokens<text:span text:style-name="OrgSrcRainbowDelimitersDepth1Face">[</text:span>:<text:span text:style-name="OrgSrcFontLockKeywordFace">self</text:span>.max_sentence_length<text:span text:style-name="OrgSrcRainbowDelimitersDepth1Face">]</text:span></text:p>
      <text:p text:style-name="OrgSrcBlock"><text:tab/><text:s/><text:s/><text:s/><text:s/><text:span text:style-name="OrgSrcFontLockVariableNameFace">segment_id</text:span>=<text:span text:style-name="OrgSrcRainbowDelimitersDepth1Face">[</text:span>0<text:span text:style-name="OrgSrcRainbowDelimitersDepth1Face">]</text:span>*<text:span text:style-name="OrgSrcFontLockKeywordFace">self</text:span>.max_sentence_length</text:p>
      <text:p text:style-name="OrgSrcBlock"><text:tab/><text:s/><text:s/><text:s/><text:s/><text:span text:style-name="OrgSrcFontLockVariableNameFace">input_mask</text:span>=input_mask<text:span text:style-name="OrgSrcRainbowDelimitersDepth1Face">[</text:span>:<text:span text:style-name="OrgSrcFontLockKeywordFace">self</text:span>.max_sentence_length<text:span text:style-name="OrgSrcRainbowDelimitersDepth1Face">]</text:span></text:p>
      <text:p text:style-name="OrgSrcBlock"><text:tab/><text:span text:style-name="OrgSrcFontLockKeywordFace">else</text:span>:</text:p>
      <text:p text:style-name="OrgSrcBlock"><text:tab/><text:s/><text:s/><text:s/><text:s/><text:span text:style-name="OrgSrcFontLockVariableNameFace">pad_indextokens</text:span><text:s/>=<text:s/><text:span text:style-name="OrgSrcRainbowDelimitersDepth1Face">[</text:span>0<text:span text:style-name="OrgSrcRainbowDelimitersDepth1Face">]</text:span>*<text:span text:style-name="OrgSrcRainbowDelimitersDepth1Face">(</text:span><text:span text:style-name="OrgSrcFontLockKeywordFace">self</text:span>.max_sentence_length-<text:span text:style-name="OrgSrcFontLockBuiltinFace">len</text:span><text:span text:style-name="OrgSrcRainbowDelimitersDepth2Face">(</text:span>indextokens<text:span text:style-name="OrgSrcRainbowDelimitersDepth2Face">)</text:span><text:span text:style-name="OrgSrcRainbowDelimitersDepth1Face">)</text:span></text:p>
      <text:p text:style-name="OrgSrcBlock"><text:tab/><text:s/><text:s/><text:s/><text:s/>indextokens.extend<text:span text:style-name="OrgSrcRainbowDelimitersDepth1Face">(</text:span>pad_indextokens<text:span text:style-name="OrgSrcRainbowDelimitersDepth1Face">)</text:span></text:p>
      <text:p text:style-name="OrgSrcBlock"><text:tab/><text:s/><text:s/><text:s/><text:s/><text:span text:style-name="OrgSrcFontLockVariableNameFace">input_mask_pad</text:span><text:s/>=<text:s/><text:span text:style-name="OrgSrcRainbowDelimitersDepth1Face">[</text:span>0<text:span text:style-name="OrgSrcRainbowDelimitersDepth1Face">]</text:span>*<text:span text:style-name="OrgSrcRainbowDelimitersDepth1Face">(</text:span><text:span text:style-name="OrgSrcFontLockKeywordFace">self</text:span>.max_sentence_length-<text:span text:style-name="OrgSrcFontLockBuiltinFace">len</text:span><text:span text:style-name="OrgSrcRainbowDelimitersDepth2Face">(</text:span>input_mask<text:span text:style-name="OrgSrcRainbowDelimitersDepth2Face">)</text:span><text:span text:style-name="OrgSrcRainbowDelimitersDepth1Face">)</text:span></text:p>
      <text:p text:style-name="OrgSrcBlock"><text:tab/><text:s/><text:s/><text:s/><text:s/>input_mask.extend<text:span text:style-name="OrgSrcRainbowDelimitersDepth1Face">(</text:span>input_mask_pad<text:span text:style-name="OrgSrcRainbowDelimitersDepth1Face">)</text:span></text:p>
      <text:p text:style-name="OrgSrcBlock"><text:tab/><text:s/><text:s/><text:s/><text:s/><text:span text:style-name="OrgSrcFontLockVariableNameFace">segment_id</text:span><text:s/>=<text:s/><text:span text:style-name="OrgSrcRainbowDelimitersDepth1Face">[</text:span>0<text:span text:style-name="OrgSrcRainbowDelimitersDepth1Face">]</text:span>*<text:span text:style-name="OrgSrcFontLockKeywordFace">self</text:span>.max_sentence_length</text:p>
      <text:p text:style-name="OrgSrcBlock"/>
      <text:p text:style-name="OrgSrcBlock"><text:tab/><text:span text:style-name="OrgSrcFontLockVariableNameFace">indextokens</text:span>=torch.tensor<text:span text:style-name="OrgSrcRainbowDelimitersDepth1Face">(</text:span>indextokens,dtype=torch.<text:span text:style-name="OrgSrcFontLockBuiltinFace">long</text:span><text:span text:style-name="OrgSrcRainbowDelimitersDepth1Face">)</text:span></text:p>
      <text:p text:style-name="OrgSrcBlock"><text:tab/><text:span text:style-name="OrgSrcFontLockVariableNameFace">segment_id</text:span>=torch.tensor<text:span text:style-name="OrgSrcRainbowDelimitersDepth1Face">(</text:span>segment_id,dtype=torch.<text:span text:style-name="OrgSrcFontLockBuiltinFace">long</text:span><text:span text:style-name="OrgSrcRainbowDelimitersDepth1Face">)</text:span></text:p>
      <text:p text:style-name="OrgSrcBlock"><text:tab/><text:span text:style-name="OrgSrcFontLockVariableNameFace">input_mask</text:span>=torch.tensor<text:span text:style-name="OrgSrcRainbowDelimitersDepth1Face">(</text:span>input_mask,dtype=torch.<text:span text:style-name="OrgSrcFontLockBuiltinFace">long</text:span><text:span text:style-name="OrgSrcRainbowDelimitersDepth1Face">)</text:span></text:p>
      <text:p text:style-name="OrgSrcBlock"/>
      <text:p text:style-name="OrgSrcBlock"><text:tab/><text:span text:style-name="OrgSrcFontLockKeywordFace">return</text:span><text:s/>indextokens,segment_id,input_mask</text:p>
      <text:p text:style-name="OrgSrcBlock"/>
      <text:p text:style-name="OrgSrcBlock"><text:s/><text:s/><text:s/><text:s/><text:span text:style-name="OrgSrcFontLockKeywordFace">def</text:span><text:s/><text:span text:style-name="OrgSrcFontLockFunctionNameFace">single_convert_text_into_tokeniz_textes</text:span><text:span text:style-name="OrgSrcRainbowDelimitersDepth1Face">(</text:span><text:span text:style-name="OrgSrcFontLockKeywordFace">self</text:span>,text<text:span text:style-name="OrgSrcRainbowDelimitersDepth1Face">)</text:span>:</text:p>
      <text:p text:style-name="OrgSrcBlock"><text:tab/><text:span text:style-name="OrgSrcFontLockVariableNameFace">tokenize_text</text:span>=<text:span text:style-name="OrgSrcFontLockKeywordFace">self</text:span>.tokenizer.tokenize<text:span text:style-name="OrgSrcRainbowDelimitersDepth1Face">(</text:span>text<text:span text:style-name="OrgSrcRainbowDelimitersDepth1Face">)</text:span></text:p>
      <text:p text:style-name="OrgSrcBlock"><text:tab/><text:span text:style-name="OrgSrcFontLockKeywordFace">return</text:span><text:s/>tokenize_text</text:p>
      <text:p text:style-name="OrgSrcBlock"/>
      <text:p text:style-name="OrgSrcBlock"><text:s/><text:s/><text:s/><text:s/><text:span text:style-name="OrgSrcFontLockKeywordFace">def</text:span><text:s/><text:span text:style-name="OrgSrcFontLockFunctionNameFace">convert_text_into_indextokens_and_segment_id</text:span><text:span text:style-name="OrgSrcRainbowDelimitersDepth1Face">(</text:span><text:span text:style-name="OrgSrcFontLockKeywordFace">self</text:span>,text1,text2,spl=<text:span text:style-name="OrgSrcFontLockStringFace">'</text:span><text:span text:style-name="OrgSrcFontLockStringFace">[SEP]</text:span><text:span text:style-name="OrgSrcFontLockStringFace">'</text:span><text:span text:style-name="OrgSrcRainbowDelimitersDepth1Face">)</text:span>:</text:p>
      <text:p text:style-name="OrgSrcBlock"><text:tab/><text:span text:style-name="OrgSrcFontLockVariableNameFace">tokeniz_text1</text:span><text:s/>=<text:s/><text:span text:style-name="OrgSrcFontLockKeywordFace">self</text:span>.tokenizer.tokenize<text:span text:style-name="OrgSrcRainbowDelimitersDepth1Face">(</text:span>text1<text:span text:style-name="OrgSrcRainbowDelimitersDepth1Face">)</text:span></text:p>
      <text:p text:style-name="OrgSrcBlock"><text:tab/><text:span text:style-name="OrgSrcFontLockVariableNameFace">indextokens1</text:span><text:s/>=<text:s/><text:span text:style-name="OrgSrcFontLockKeywordFace">self</text:span>.tokenizer.convert_tokens_to_ids<text:span text:style-name="OrgSrcRainbowDelimitersDepth1Face">(</text:span>tokeniz_text1<text:span text:style-name="OrgSrcRainbowDelimitersDepth1Face">)</text:span></text:p>
      <text:p text:style-name="OrgSrcBlock"/>
      <text:p text:style-name="OrgSrcBlock"><text:tab/><text:span text:style-name="OrgSrcFontLockVariableNameFace">length_first</text:span>=<text:span text:style-name="OrgSrcFontLockKeywordFace">self</text:span>.max_sentence_length//2</text:p>
      <text:p text:style-name="OrgSrcBlock"><text:tab/><text:span text:style-name="OrgSrcFontLockVariableNameFace">input_mask1</text:span><text:s/>=<text:s/><text:span text:style-name="OrgSrcRainbowDelimitersDepth1Face">[</text:span>1<text:span text:style-name="OrgSrcRainbowDelimitersDepth1Face">]</text:span><text:s/>*<text:s/><text:span text:style-name="OrgSrcFontLockBuiltinFace">len</text:span><text:span text:style-name="OrgSrcRainbowDelimitersDepth1Face">(</text:span>indextokens1<text:span text:style-name="OrgSrcRainbowDelimitersDepth1Face">)</text:span></text:p>
      <text:p text:style-name="OrgSrcBlock"/>
      <text:p text:style-name="OrgSrcBlock"><text:tab/><text:span text:style-name="OrgSrcFontLockKeywordFace">if</text:span><text:s/>length_first&lt;<text:span text:style-name="OrgSrcFontLockBuiltinFace">len</text:span><text:span text:style-name="OrgSrcRainbowDelimitersDepth1Face">(</text:span>indextokens1<text:span text:style-name="OrgSrcRainbowDelimitersDepth1Face">)</text:span>:</text:p>
      <text:p text:style-name="OrgSrcBlock"><text:tab/><text:s/><text:s/><text:s/><text:s/><text:span text:style-name="OrgSrcFontLockVariableNameFace">indextokens1</text:span>=indextokens1<text:span text:style-name="OrgSrcRainbowDelimitersDepth1Face">[</text:span>:length_first<text:span text:style-name="OrgSrcRainbowDelimitersDepth1Face">]</text:span></text:p>
      <text:p text:style-name="OrgSrcBlock"><text:tab/><text:s/><text:s/><text:s/><text:s/><text:span text:style-name="OrgSrcFontLockVariableNameFace">input_mask1</text:span>=input_mask1<text:span text:style-name="OrgSrcRainbowDelimitersDepth1Face">[</text:span>:length_first<text:span text:style-name="OrgSrcRainbowDelimitersDepth1Face">]</text:span></text:p>
      <text:p text:style-name="OrgSrcBlock"><text:tab/><text:span text:style-name="OrgSrcFontLockKeywordFace">else</text:span>:</text:p>
      <text:p text:style-name="OrgSrcBlock"><text:tab/><text:s/><text:s/><text:s/><text:s/><text:span text:style-name="OrgSrcFontLockVariableNameFace">pad_indextokens1</text:span><text:s/>=<text:s/><text:span text:style-name="OrgSrcRainbowDelimitersDepth1Face">[</text:span>0<text:span text:style-name="OrgSrcRainbowDelimitersDepth1Face">]</text:span>*<text:span text:style-name="OrgSrcRainbowDelimitersDepth1Face">(</text:span>length_first-<text:span text:style-name="OrgSrcFontLockBuiltinFace">len</text:span><text:span text:style-name="OrgSrcRainbowDelimitersDepth2Face">(</text:span>indextokens1<text:span text:style-name="OrgSrcRainbowDelimitersDepth2Face">)</text:span><text:span text:style-name="OrgSrcRainbowDelimitersDepth1Face">)</text:span></text:p>
      <text:p text:style-name="OrgSrcBlock"><text:tab/><text:s/><text:s/><text:s/><text:s/>indextokens1.extend<text:span text:style-name="OrgSrcRainbowDelimitersDepth1Face">(</text:span>pad_indextokens1<text:span text:style-name="OrgSrcRainbowDelimitersDepth1Face">)</text:span></text:p>
      <text:p text:style-name="OrgSrcBlock"><text:tab/><text:s/><text:s/><text:s/><text:s/><text:span text:style-name="OrgSrcFontLockVariableNameFace">input_mask_pad1</text:span><text:s/>=<text:s/><text:span text:style-name="OrgSrcRainbowDelimitersDepth1Face">[</text:span>0<text:span text:style-name="OrgSrcRainbowDelimitersDepth1Face">]</text:span>*<text:span text:style-name="OrgSrcRainbowDelimitersDepth1Face">(</text:span>length_first-<text:span text:style-name="OrgSrcFontLockBuiltinFace">len</text:span><text:span text:style-name="OrgSrcRainbowDelimitersDepth2Face">(</text:span>input_mask1<text:span text:style-name="OrgSrcRainbowDelimitersDepth2Face">)</text:span><text:span text:style-name="OrgSrcRainbowDelimitersDepth1Face">)</text:span></text:p>
      <text:p text:style-name="OrgSrcBlock"><text:tab/><text:s/><text:s/><text:s/><text:s/>input_mask1.extend<text:span text:style-name="OrgSrcRainbowDelimitersDepth1Face">(</text:span>input_mask_pad1<text:span text:style-name="OrgSrcRainbowDelimitersDepth1Face">)</text:span></text:p>
      <text:p text:style-name="OrgSrcBlock"/>
      <text:p text:style-name="OrgSrcBlock"><text:tab/><text:span text:style-name="OrgSrcFontLockVariableNameFace">text2</text:span>=spl+text2</text:p>
      <text:p text:style-name="OrgSrcBlock"><text:tab/><text:span text:style-name="OrgSrcFontLockVariableNameFace">tokeniz_text2</text:span><text:s/>=<text:s/><text:span text:style-name="OrgSrcFontLockKeywordFace">self</text:span>.tokenizer.tokenize<text:span text:style-name="OrgSrcRainbowDelimitersDepth1Face">(</text:span>text2<text:span text:style-name="OrgSrcRainbowDelimitersDepth1Face">)</text:span></text:p>
      <text:p text:style-name="OrgSrcBlock"><text:tab/><text:span text:style-name="OrgSrcFontLockVariableNameFace">indextokens2</text:span><text:s/>=<text:s/><text:span text:style-name="OrgSrcFontLockKeywordFace">self</text:span>.tokenizer.convert_tokens_to_ids<text:span text:style-name="OrgSrcRainbowDelimitersDepth1Face">(</text:span>tokeniz_text2<text:span text:style-name="OrgSrcRainbowDelimitersDepth1Face">)</text:span></text:p>
      <text:p text:style-name="OrgSrcBlock"/>
      <text:p text:style-name="OrgSrcBlock"><text:tab/><text:span text:style-name="OrgSrcFontLockVariableNameFace">length_second</text:span>=<text:span text:style-name="OrgSrcFontLockKeywordFace">self</text:span>.max_sentence_length-length_first</text:p>
      <text:p text:style-name="OrgSrcBlock"><text:tab/><text:span text:style-name="OrgSrcFontLockVariableNameFace">length2_begin</text:span>=length_first</text:p>
      <text:p text:style-name="OrgSrcBlock"/>
      <text:p text:style-name="OrgSrcBlock"><text:tab/><text:span text:style-name="OrgSrcFontLockVariableNameFace">input_mask2</text:span><text:s/>=<text:s/><text:span text:style-name="OrgSrcRainbowDelimitersDepth1Face">[</text:span>1<text:span text:style-name="OrgSrcRainbowDelimitersDepth1Face">]</text:span><text:s/>*<text:s/><text:span text:style-name="OrgSrcFontLockBuiltinFace">len</text:span><text:span text:style-name="OrgSrcRainbowDelimitersDepth1Face">(</text:span>indextokens2<text:span text:style-name="OrgSrcRainbowDelimitersDepth1Face">)</text:span></text:p>
      <text:p text:style-name="OrgSrcBlock"/>
      <text:p text:style-name="OrgSrcBlock"><text:tab/><text:span text:style-name="OrgSrcFontLockKeywordFace">if</text:span><text:s/>length_second&lt;<text:span text:style-name="OrgSrcFontLockBuiltinFace">len</text:span><text:span text:style-name="OrgSrcRainbowDelimitersDepth1Face">(</text:span>indextokens2<text:span text:style-name="OrgSrcRainbowDelimitersDepth1Face">)</text:span>:</text:p>
      <text:p text:style-name="OrgSrcBlock"><text:tab/><text:s/><text:s/><text:s/><text:s/><text:span text:style-name="OrgSrcFontLockVariableNameFace">indextokens2</text:span>=indextokens2<text:span text:style-name="OrgSrcRainbowDelimitersDepth1Face">[</text:span>:length_second<text:span text:style-name="OrgSrcRainbowDelimitersDepth1Face">]</text:span></text:p>
      <text:p text:style-name="OrgSrcBlock"><text:tab/><text:s/><text:s/><text:s/><text:s/><text:span text:style-name="OrgSrcFontLockVariableNameFace">input_mask2</text:span>=input_mask2<text:span text:style-name="OrgSrcRainbowDelimitersDepth1Face">[</text:span>:length_second<text:span text:style-name="OrgSrcRainbowDelimitersDepth1Face">]</text:span></text:p>
      <text:p text:style-name="OrgSrcBlock"><text:tab/><text:span text:style-name="OrgSrcFontLockKeywordFace">else</text:span>:</text:p>
      <text:p text:style-name="OrgSrcBlock"><text:tab/><text:s/><text:s/><text:s/><text:s/><text:span text:style-name="OrgSrcFontLockVariableNameFace">pad_indextokens2</text:span><text:s/>=<text:s/><text:span text:style-name="OrgSrcRainbowDelimitersDepth1Face">[</text:span>0<text:span text:style-name="OrgSrcRainbowDelimitersDepth1Face">]</text:span>*<text:span text:style-name="OrgSrcRainbowDelimitersDepth1Face">(</text:span>length_second-<text:span text:style-name="OrgSrcFontLockBuiltinFace">len</text:span><text:span text:style-name="OrgSrcRainbowDelimitersDepth2Face">(</text:span>indextokens2<text:span text:style-name="OrgSrcRainbowDelimitersDepth2Face">)</text:span><text:span text:style-name="OrgSrcRainbowDelimitersDepth1Face">)</text:span></text:p>
      <text:p text:style-name="OrgSrcBlock"><text:tab/><text:s/><text:s/><text:s/><text:s/>indextokens2.extend<text:span text:style-name="OrgSrcRainbowDelimitersDepth1Face">(</text:span>pad_indextokens2<text:span text:style-name="OrgSrcRainbowDelimitersDepth1Face">)</text:span></text:p>
      <text:p text:style-name="OrgSrcBlock"><text:tab/><text:s/><text:s/><text:s/><text:s/><text:span text:style-name="OrgSrcFontLockVariableNameFace">input_mask_pad2</text:span><text:s/>=<text:s/><text:span text:style-name="OrgSrcRainbowDelimitersDepth1Face">[</text:span>0<text:span text:style-name="OrgSrcRainbowDelimitersDepth1Face">]</text:span>*<text:span text:style-name="OrgSrcRainbowDelimitersDepth1Face">(</text:span>length_second-<text:span text:style-name="OrgSrcFontLockBuiltinFace">len</text:span><text:span text:style-name="OrgSrcRainbowDelimitersDepth2Face">(</text:span>input_mask2<text:span text:style-name="OrgSrcRainbowDelimitersDepth2Face">)</text:span><text:span text:style-name="OrgSrcRainbowDelimitersDepth1Face">)</text:span></text:p>
      <text:p text:style-name="OrgSrcBlock"><text:tab/><text:s/><text:s/><text:s/><text:s/>input_mask2.extend<text:span text:style-name="OrgSrcRainbowDelimitersDepth1Face">(</text:span>input_mask_pad2<text:span text:style-name="OrgSrcRainbowDelimitersDepth1Face">)</text:span></text:p>
      <text:p text:style-name="OrgSrcBlock"/>
      <text:p text:style-name="OrgSrcBlock"/>
      <text:p text:style-name="OrgSrcBlock"><text:tab/>indextokens1.extend<text:span text:style-name="OrgSrcRainbowDelimitersDepth1Face">(</text:span>indextokens2<text:span text:style-name="OrgSrcRainbowDelimitersDepth1Face">)</text:span></text:p>
      <text:p text:style-name="OrgSrcBlock"><text:tab/>input_mask1.extend<text:span text:style-name="OrgSrcRainbowDelimitersDepth1Face">(</text:span>input_mask2<text:span text:style-name="OrgSrcRainbowDelimitersDepth1Face">)</text:span></text:p>
      <text:p text:style-name="OrgSrcBlock"><text:tab/><text:span text:style-name="OrgSrcFontLockVariableNameFace">indextokens</text:span>=torch.tensor<text:span text:style-name="OrgSrcRainbowDelimitersDepth1Face">(</text:span>indextokens1,dtype=torch.<text:span text:style-name="OrgSrcFontLockBuiltinFace">long</text:span><text:span text:style-name="OrgSrcRainbowDelimitersDepth1Face">)</text:span></text:p>
      <text:p text:style-name="OrgSrcBlock"><text:tab/><text:span text:style-name="OrgSrcFontLockCommentDelimiterFace">#<text:s/></text:span><text:span text:style-name="OrgSrcFontLockCommentFace">segment_id=torch.tensor(segment_id,dtype=torch.long)</text:span></text:p>
      <text:p text:style-name="OrgSrcBlock"><text:tab/><text:span text:style-name="OrgSrcFontLockVariableNameFace">input_mask</text:span>=torch.tensor<text:span text:style-name="OrgSrcRainbowDelimitersDepth1Face">(</text:span>input_mask1,dtype=torch.<text:span text:style-name="OrgSrcFontLockBuiltinFace">long</text:span><text:span text:style-name="OrgSrcRainbowDelimitersDepth1Face">)</text:span></text:p>
      <text:p text:style-name="OrgSrcBlock"/>
      <text:p text:style-name="OrgSrcBlock"><text:tab/><text:span text:style-name="OrgSrcFontLockKeywordFace">return</text:span><text:s/>indextokens,<text:span text:style-name="OrgSrcFontLockConstantFace">None</text:span>,input_mask</text:p>
      <text:p text:style-name="OrgSrcBlock"/>
      <text:p text:style-name="OrgSrcBlock"><text:s/><text:s/><text:s/><text:s/><text:span text:style-name="OrgSrcFontLockKeywordFace">def</text:span><text:s/><text:span text:style-name="OrgSrcFontLockFunctionNameFace">convert_ids_to_tokens</text:span><text:span text:style-name="OrgSrcRainbowDelimitersDepth1Face">(</text:span><text:span text:style-name="OrgSrcFontLockKeywordFace">self</text:span>,<text:s/>index<text:span text:style-name="OrgSrcRainbowDelimitersDepth1Face">)</text:span>:</text:p>
      <text:p text:style-name="OrgSrcBlock"><text:tab/><text:span text:style-name="OrgSrcFontLockKeywordFace">return</text:span><text:s/><text:span text:style-name="OrgSrcFontLockKeywordFace">self</text:span>.tokenizer.convert_ids_to_tokens<text:span text:style-name="OrgSrcRainbowDelimitersDepth1Face">(</text:span>index<text:span text:style-name="OrgSrcRainbowDelimitersDepth1Face">)</text:span></text:p>
      <text:p text:style-name="OrgSrcBlock"><text:s/><text:s/><text:s/><text:s/><text:span text:style-name="OrgSrcFontLockKeywordFace">def</text:span><text:s/><text:span text:style-name="OrgSrcFontLockFunctionNameFace">convert_prediction_result2_sentence</text:span><text:span text:style-name="OrgSrcRainbowDelimitersDepth1Face">(</text:span><text:span text:style-name="OrgSrcFontLockKeywordFace">self</text:span>,output_prediction<text:span text:style-name="OrgSrcRainbowDelimitersDepth1Face">)</text:span>:</text:p>
      <text:p text:style-name="OrgSrcBlock"><text:tab/><text:span text:style-name="OrgSrcFontLockVariableNameFace">output_index</text:span>=output_prediction.cpu<text:span text:style-name="OrgSrcRainbowDelimitersDepth1Face">(</text:span><text:span text:style-name="OrgSrcRainbowDelimitersDepth1Face">)</text:span><text:span text:style-name="OrgSrcRainbowDelimitersDepth1Face">[</text:span>0<text:span text:style-name="OrgSrcRainbowDelimitersDepth1Face">]</text:span>.numpy<text:span text:style-name="OrgSrcRainbowDelimitersDepth1Face">(</text:span><text:span text:style-name="OrgSrcRainbowDelimitersDepth1Face">)</text:span>.tolist<text:span text:style-name="OrgSrcRainbowDelimitersDepth1Face">(</text:span><text:span text:style-name="OrgSrcRainbowDelimitersDepth1Face">)</text:span></text:p>
      <text:p text:style-name="OrgSrcBlock"><text:tab/><text:span text:style-name="OrgSrcFontLockCommentDelimiterFace">#<text:s/></text:span><text:span text:style-name="OrgSrcFontLockCommentFace">print(output_index)</text:span></text:p>
      <text:p text:style-name="OrgSrcBlock"><text:tab/><text:span text:style-name="OrgSrcFontLockKeywordFace">return</text:span><text:s/><text:span text:style-name="OrgSrcFontLockKeywordFace">self</text:span>.tokenizer.convert_ids_to_tokens<text:span text:style-name="OrgSrcRainbowDelimitersDepth1Face">(</text:span>output_index<text:span text:style-name="OrgSrcRainbowDelimitersDepth1Face">)</text:span></text:p>
      <text:p text:style-name="OrgSrcBlock"/>
      <text:p text:style-name="OrgSrcBlock"><text:s/><text:s/><text:s/><text:s/><text:span text:style-name="OrgSrcFontLockKeywordFace">def</text:span><text:s/><text:span text:style-name="OrgSrcFontLockFunctionNameFace">indextoken2wordtoken</text:span><text:span text:style-name="OrgSrcRainbowDelimitersDepth1Face">(</text:span><text:span text:style-name="OrgSrcFontLockKeywordFace">self</text:span>,index<text:span text:style-name="OrgSrcRainbowDelimitersDepth1Face">)</text:span>:</text:p>
      <text:p text:style-name="OrgSrcBlock"><text:tab/><text:span text:style-name="OrgSrcFontLockKeywordFace">return</text:span><text:s/><text:span text:style-name="OrgSrcFontLockKeywordFace">self</text:span>.tokenizer.convert_ids_to_tokens<text:span text:style-name="OrgSrcRainbowDelimitersDepth1Face">(</text:span>index<text:span text:style-name="OrgSrcRainbowDelimitersDepth1Face">)</text:span></text:p>
      <text:p text:style-name="OrgSrcBlock"/>
      <text:p text:style-name="OrgSrcBlock"><text:s/><text:s/><text:s/><text:s/><text:span text:style-name="OrgSrcFontLockKeywordFace">def</text:span><text:s/><text:span text:style-name="OrgSrcFontLockFunctionNameFace">convert_tokens_to_ids</text:span><text:span text:style-name="OrgSrcRainbowDelimitersDepth1Face">(</text:span><text:span text:style-name="OrgSrcFontLockKeywordFace">self</text:span>,token<text:span text:style-name="OrgSrcRainbowDelimitersDepth1Face">)</text:span>:</text:p>
      <text:p text:style-name="OrgSrcBlock"><text:tab/><text:span text:style-name="OrgSrcFontLockKeywordFace">return</text:span><text:s/><text:span text:style-name="OrgSrcFontLockKeywordFace">self</text:span>.tokenizer.convert_tokens_to_ids<text:span text:style-name="OrgSrcRainbowDelimitersDepth1Face">(</text:span>token<text:span text:style-name="OrgSrcRainbowDelimitersDepth1Face">)</text:span></text:p>
      <text:p text:style-name="OrgSrcBlock"><text:s/><text:s/><text:s/><text:s/><text:span text:style-name="OrgSrcFontLockKeywordFace">def</text:span><text:s/><text:span text:style-name="OrgSrcFontLockFunctionNameFace">get_max_seq_length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LastLine"><text:tab/><text:span text:style-name="OrgSrcFontLockKeywordFace">return</text:span><text:s/><text:span text:style-name="OrgSrcFontLockKeywordFace">self</text:span>.max_sentence_length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ConstantFace" style:family="text">
      <style:text-properties fo:color="#ae81ff"/>
    </style:style>
    <style:style style:name="OrgSrcFontLockCommentFace" style:family="text">
      <style:text-properties fo:color="#75715e"/>
    </style:style>
    <style:style style:name="OrgSrcFontLockCommentDelimiterFace" style:family="text">
      <style:text-properties fo:color="#75715e"/>
    </style:style>
    <style:style style:name="OrgSrcFontLockVariableNameFace" style:family="text">
      <style:text-properties fo:color="#fd971f"/>
    </style:style>
    <style:style style:name="OrgSrcFontLockBuiltinFace" style:family="text">
      <style:text-properties fo:color="#f92672"/>
    </style:style>
    <style:style style:name="OrgSrcRainbowDelimitersDepth3Face" style:family="text">
      <style:text-properties fo:color="#a6e22e"/>
    </style:style>
    <style:style style:name="OrgSrcRainbowDelimitersDepth2Face" style:family="text">
      <style:text-properties fo:color="#66d9ef"/>
    </style:style>
    <style:style style:name="OrgSrcFontLockStringFace" style:family="text">
      <style:text-properties fo:color="#e6db74"/>
    </style:style>
    <style:style style:name="OrgSrcFontLockFunctionNameFace" style:family="text">
      <style:text-properties fo:color="#a6e22e"/>
    </style:style>
    <style:style style:name="OrgSrcFontLockDocFace" style:family="text">
      <style:text-properties fo:color="#e6db74"/>
    </style:style>
    <style:style style:name="OrgSrcBlock" style:family="paragraph" style:parent-style-name="Preformatted_20_Text">
      <style:paragraph-properties fo:background-color="#272822" fo:padding="0.049cm" fo:border="0.51pt solid #000000" style:shadow="none">
        <style:background-image/>
      </style:paragraph-properties>
      <style:text-properties fo:color="#f8f8f2"/>
    </style:style>
    <style:style style:name="OrgSrcRainbowDelimitersDepth1Face" style:family="text">
      <style:text-properties fo:color="#ae81ff"/>
    </style:style>
    <style:style style:name="OrgSrcFontLockTypeFace" style:family="text">
      <style:text-properties fo:color="#66d9ef"/>
    </style:style>
    <style:style style:name="OrgSrcFontLockKeywordFace" style:family="text">
      <style:text-properties fo:color="#f9267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梁子</dc:creator>
    <meta:initial-creator>梁子</meta:initial-creator>
    <dc:date>2021-03-28T00:00:00</dc:date>
    <meta:creation-date>2021-03-28T00:00:00</meta:creation-date>
    <meta:generator>Emacs 26.2 (Org mode 9.1.9)</meta:generator>
    <meta:keyword/>
    <dc:subject/>
    <dc:title>pytorch-style的数据集构建</dc:title>
  </office:meta>
</office:document-meta>
</file>